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="" draw:marker-start-width="0.275cm" draw:marker-start-center="false" draw:marker-end="" draw:marker-end-width="0.275cm" draw:marker-end-center="false" draw:fill="solid" draw:fill-color="#ffff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visible" draw:shadow-offset-x="0.3cm" draw:shadow-offset-y="0.3cm" draw:shadow-color="#808080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e6" draw:textarea-horizontal-align="center" draw:textarea-vertical-align="middle" fo:padding-top="0.125cm" fo:padding-bottom="0.125cm" fo:padding-left="0.25cm" fo:padding-right="0.25cm" draw:shadow="visible" draw:shadow-offset-x="0.3cm" draw:shadow-offset-y="0.3cm" draw:shadow-color="#808080"/>
    </style:style>
    <style:style style:name="gr4" style:family="graphic" style:parent-style-name="standard">
      <style:graphic-properties draw:stroke="solid" svg:stroke-width="0.051cm" svg:stroke-color="#000000" draw:marker-start="" draw:marker-start-width="0.275cm" draw:marker-start-center="false" draw:marker-end="" draw:marker-end-width="0.275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cm" svg:stroke-color="#000000" draw:marker-start="Arrowheads_20_2" draw:marker-start-width="0.3cm" draw:marker-start-center="false" draw:marker-end="Arrowheads_20_2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Arrowheads_20_2" draw:marker-start-width="0.3cm" draw:marker-start-center="false" draw:marker-end="Arrowheads_20_2" draw:marker-end-width="0.3cm" draw:marker-end-center="false" draw:fill="none" draw:fill-color="#ffffff" fo:min-height="0.635cm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cm" svg:stroke-color="#000000" draw:marker-start="Arrowheads_20_2" draw:marker-start-width="0.3cm" draw:marker-start-center="false" draw:marker-end="Arrowheads_20_2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3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text:enable-numbering="false" fo:text-indent="0cm"/>
    </style:style>
    <style:style style:name="P5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rect draw:style-name="gr1" draw:text-style-name="P1" draw:layer="layout" svg:width="7.937cm" svg:height="6.668cm" svg:x="10.525cm" svg:y="2.904cm">
            <text:p/>
          </draw:rect>
          <draw:rect draw:style-name="gr2" draw:text-style-name="P3" draw:layer="layout" svg:width="3.176cm" svg:height="2.541cm" svg:x="14.651cm" svg:y="3.222cm">
            <text:p text:style-name="P2"><text:span text:style-name="T1">OR1200</text:span></text:p>
            <text:p text:style-name="P2"><text:span text:style-name="T1">CPU</text:span></text:p>
            <text:p text:style-name="P2"><text:span text:style-name="T1">Simulation</text:span></text:p>
          </draw:rect>
          <draw:rect draw:style-name="gr3" draw:text-style-name="P3" draw:id="id2" draw:layer="layout" svg:width="5.716cm" svg:height="1.906cm" svg:x="2.904cm" svg:y="6.079cm">
            <text:p text:style-name="P2"><text:span text:style-name="T1">GDB</text:span></text:p>
          </draw:rect>
          <draw:rect draw:style-name="gr3" draw:text-style-name="P3" draw:id="id1" draw:layer="layout" svg:width="5.716cm" svg:height="1.271cm" svg:x="2.904cm" svg:y="4.174cm">
            <text:p text:style-name="P2"><text:span text:style-name="T1">GDB Front-end</text:span></text:p>
            <text:p text:style-name="P2"><text:span text:style-name="T1">(DDD, Eclipse)</text:span></text:p>
          </draw:rect>
          <draw:rect draw:style-name="gr4" draw:text-style-name="P1" draw:id="id4" draw:layer="layout" svg:width="6.986cm" svg:height="6.668cm" svg:x="2.27cm" svg:y="2.904cm">
            <text:p/>
          </draw:rect>
          <draw:connector draw:style-name="gr5" draw:text-style-name="P1" draw:layer="layout" svg:x1="5.762cm" svg:y1="5.445cm" svg:x2="5.762cm" svg:y2="6.079cm" draw:start-shape="id1" draw:start-glue-point="2" draw:end-shape="id2" draw:end-glue-point="0">
            <text:p/>
          </draw:connector>
          <draw:connector draw:style-name="gr5" draw:text-style-name="P1" draw:layer="layout" svg:x1="8.62cm" svg:y1="7.032cm" svg:x2="10.525cm" svg:y2="7.032cm" draw:start-shape="id2" draw:start-glue-point="1" draw:end-shape="id3" draw:end-glue-point="3">
            <text:p/>
          </draw:connector>
          <draw:connector draw:style-name="gr6" draw:text-style-name="P1" draw:layer="layout" svg:x1="9.256cm" svg:y1="6.238cm" svg:x2="9.256cm" svg:y2="6.238cm" draw:start-shape="id4" draw:end-shape="id4">
            <text:p/>
          </draw:connector>
          <draw:frame draw:style-name="gr7" draw:text-style-name="P5" draw:layer="layout" svg:width="5.081cm" svg:height="0.885cm" svg:x="10.525cm" svg:y="2.972cm">
            <draw:text-box>
              <text:p text:style-name="P4"><text:span text:style-name="T2">Or1ksim</text:span></text:p>
            </draw:text-box>
          </draw:frame>
          <draw:frame draw:style-name="gr8" draw:text-style-name="P5" draw:layer="layout" svg:width="6.351cm" svg:height="0.806cm" svg:x="2.269cm" svg:y="2.905cm">
            <draw:text-box>
              <text:p text:style-name="P4"><text:span text:style-name="T2">PC Workstation Software</text:span></text:p>
            </draw:text-box>
          </draw:frame>
          <draw:rect draw:style-name="gr2" draw:text-style-name="P3" draw:id="id3" draw:layer="layout" svg:width="3.176cm" svg:height="2.541cm" svg:x="10.525cm" svg:y="5.762cm">
            <text:p text:style-name="P2"><text:span text:style-name="T1">GDB</text:span></text:p>
            <text:p text:style-name="P2"><text:span text:style-name="T1">Server</text:span></text:p>
          </draw:rect>
          <draw:rect draw:style-name="gr2" draw:text-style-name="P3" draw:layer="layout" svg:width="3.176cm" svg:height="2.541cm" svg:x="14.651cm" svg:y="6.396cm">
            <text:p text:style-name="P3">Peripheral</text:p>
            <text:p text:style-name="P3">Simulation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2" draw:display-name="Arrowheads 2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Nathan Yawn</meta:initial-creator>
    <meta:creation-date>2008-07-22T12:36:18</meta:creation-date>
    <dc:creator>Nathan Yawn</dc:creator>
    <dc:date>2008-07-22T13:45:02</dc:date>
    <meta:editing-cycles>3</meta:editing-cycles>
    <meta:editing-duration>PT23M22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